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C6000001CC0D476240.png" manifest:media-type="image/png"/>
  <manifest:file-entry manifest:full-path="Pictures/10000201000002C6000001CCD09C90CD.png" manifest:media-type="image/png"/>
  <manifest:file-entry manifest:full-path="Pictures/10000201000002C6000001CCECA41AEC.png" manifest:media-type="image/png"/>
  <manifest:file-entry manifest:full-path="Pictures/10000201000002C6000001CCAB6448F5.png" manifest:media-type="image/png"/>
  <manifest:file-entry manifest:full-path="Pictures/10000201000002B4000001A429749AE1.png" manifest:media-type="image/png"/>
  <manifest:file-entry manifest:full-path="Pictures/10000201000002B4000001A40E0EF986.png" manifest:media-type="image/png"/>
  <manifest:file-entry manifest:full-path="Pictures/10000201000002B4000001A4930F9208.png" manifest:media-type="image/png"/>
  <manifest:file-entry manifest:full-path="Pictures/10000201000002FC000002FC1DA2E56B.png" manifest:media-type="image/png"/>
  <manifest:file-entry manifest:full-path="Pictures/10000201000002B4000001A4AF805C38.png" manifest:media-type="image/png"/>
  <manifest:file-entry manifest:full-path="Pictures/10000201000002FC000002FC467B7DDA.png" manifest:media-type="image/png"/>
  <manifest:file-entry manifest:full-path="Pictures/10000201000002FC000002FC2B080B3C.png" manifest:media-type="image/png"/>
  <manifest:file-entry manifest:full-path="Pictures/10000201000002FC000002FC949183C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0.75cm" fo:min-width="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75cm" fo:min-width="5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5.25cm" fo:min-width="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3.45cm" fo:min-width="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3.25cm" fo:min-width="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style:text-position="-33% 58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5cm" svg:height="1cm" svg:x="0.5cm" svg:y="0.5cm">
          <text:p text:style-name="P1"><text:span text:style-name="T1">Scenario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5.5cm" svg:height="1cm" svg:x="6cm" svg:y="0.499cm">
          <text:p text:style-name="P1"><text:span text:style-name="T2">Scenario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cm" svg:x="11.5cm" svg:y="0.499cm">
          <text:p text:style-name="P1"><text:span text:style-name="T1">Scenario 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cm" svg:x="17cm" svg:y="0.5cm">
          <text:p text:style-name="P1"><text:span text:style-name="T1">Scenario 4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5cm" svg:height="5.5cm" svg:x="0.5cm" svg:y="1.5cm">
          <draw:image xlink:href="Pictures/10000201000002FC000002FC949183C9.png" xlink:type="simple" xlink:show="embed" xlink:actuate="onLoad">
            <text:p/>
          </draw:image>
        </draw:frame>
        <draw:frame draw:style-name="gr2" draw:text-style-name="P1" draw:layer="layout" svg:width="5.5cm" svg:height="5.5cm" svg:x="6cm" svg:y="1.5cm">
          <draw:image xlink:href="Pictures/10000201000002FC000002FC2B080B3C.png" xlink:type="simple" xlink:show="embed" xlink:actuate="onLoad">
            <text:p/>
          </draw:image>
        </draw:frame>
        <draw:frame draw:style-name="gr2" draw:text-style-name="P1" draw:layer="layout" svg:width="5.5cm" svg:height="5.5cm" svg:x="11.5cm" svg:y="1.5cm">
          <draw:image xlink:href="Pictures/10000201000002FC000002FC467B7DDA.png" xlink:type="simple" xlink:show="embed" xlink:actuate="onLoad">
            <text:p/>
          </draw:image>
        </draw:frame>
        <draw:frame draw:style-name="gr2" draw:text-style-name="P1" draw:layer="layout" svg:width="5.5cm" svg:height="5.5cm" svg:x="17cm" svg:y="1.5cm">
          <draw:image xlink:href="Pictures/10000201000002FC000002FC1DA2E56B.png" xlink:type="simple" xlink:show="embed" xlink:actuate="onLoad">
            <text:p/>
          </draw:image>
        </draw:frame>
        <draw:frame draw:style-name="gr2" draw:text-style-name="P1" draw:layer="layout" svg:width="5.1cm" svg:height="3.096cm" svg:x="0.7cm" svg:y="10.904cm">
          <draw:image xlink:href="Pictures/10000201000002B4000001A4930F9208.png" xlink:type="simple" xlink:show="embed" xlink:actuate="onLoad">
            <text:p/>
          </draw:image>
        </draw:frame>
        <draw:frame draw:style-name="gr2" draw:text-style-name="P1" draw:layer="layout" svg:width="5.1cm" svg:height="3.096cm" svg:x="6.2cm" svg:y="10.904cm">
          <draw:image xlink:href="Pictures/10000201000002B4000001A40E0EF986.png" xlink:type="simple" xlink:show="embed" xlink:actuate="onLoad">
            <text:p/>
          </draw:image>
        </draw:frame>
        <draw:frame draw:style-name="gr2" draw:text-style-name="P1" draw:layer="layout" svg:width="5.1cm" svg:height="3.095cm" svg:x="11.7cm" svg:y="10.905cm">
          <draw:image xlink:href="Pictures/10000201000002B4000001A429749AE1.png" xlink:type="simple" xlink:show="embed" xlink:actuate="onLoad">
            <text:p/>
          </draw:image>
        </draw:frame>
        <draw:frame draw:style-name="gr2" draw:text-style-name="P1" draw:layer="layout" svg:width="5.1cm" svg:height="3.096cm" svg:x="17.2cm" svg:y="10.936cm">
          <draw:image xlink:href="Pictures/10000201000002B4000001A4AF805C38.png" xlink:type="simple" xlink:show="embed" xlink:actuate="onLoad">
            <text:p/>
          </draw:image>
        </draw:frame>
        <draw:frame draw:style-name="gr2" draw:text-style-name="P1" draw:layer="layout" svg:width="5.1cm" svg:height="3.303cm" svg:x="0.7cm" svg:y="7.197cm">
          <draw:image xlink:href="Pictures/10000201000002C6000001CCAB6448F5.png" xlink:type="simple" xlink:show="embed" xlink:actuate="onLoad">
            <text:p/>
          </draw:image>
        </draw:frame>
        <draw:frame draw:style-name="gr2" draw:text-style-name="P1" draw:layer="layout" svg:width="5.062cm" svg:height="3.278cm" svg:x="6.2cm" svg:y="7.222cm">
          <draw:image xlink:href="Pictures/10000201000002C6000001CCECA41AEC.png" xlink:type="simple" xlink:show="embed" xlink:actuate="onLoad">
            <text:p/>
          </draw:image>
        </draw:frame>
        <draw:frame draw:style-name="gr2" draw:text-style-name="P1" draw:layer="layout" svg:width="5.071cm" svg:height="3.284cm" svg:x="11.7cm" svg:y="7.2cm">
          <draw:image xlink:href="Pictures/10000201000002C6000001CC0D476240.png" xlink:type="simple" xlink:show="embed" xlink:actuate="onLoad">
            <text:p/>
          </draw:image>
        </draw:frame>
        <draw:frame draw:style-name="gr2" draw:text-style-name="P1" draw:layer="layout" svg:width="5.079cm" svg:height="3.289cm" svg:x="17.221cm" svg:y="7.211cm">
          <draw:image xlink:href="Pictures/10000201000002C6000001CCD09C90CD.png" xlink:type="simple" xlink:show="embed" xlink:actuate="onLoad">
            <text:p/>
          </draw:image>
        </draw:frame>
        <draw:custom-shape draw:style-name="gr3" draw:text-style-name="P1" draw:layer="layout" svg:width="5.5cm" svg:height="1cm" svg:x="0.5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1cm" svg:x="6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1cm" svg:x="11.5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1cm" svg:x="17cm" svg:y="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5.5cm" svg:x="0.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5.5cm" svg:x="6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5.5cm" svg:x="11.5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5.5cm" svg:x="17cm" svg:y="1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3.7cm" svg:x="0.5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3.7cm" svg:x="6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3.7cm" svg:x="11.5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3.7cm" svg:x="17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3.5cm" svg:x="0.5cm" svg:y="10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3.5cm" svg:x="6cm" svg:y="10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3.5cm" svg:x="11.5cm" svg:y="10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3.5cm" svg:x="17cm" svg:y="10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37cm" draw:marker-start-center="false" draw:marker-end-width="0.237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5cm" fo:margin-bottom="0.5cm" fo:margin-left="0.5cm" fo:margin-right="0.5cm" fo:page-width="23cm" fo:page-height="1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16:19:41.383000000</meta:creation-date>
    <dc:date>2015-04-28T16:38:09.822000000</dc:date>
    <meta:editing-duration>P2DT22H19M6S</meta:editing-duration>
    <meta:editing-cycles>59</meta:editing-cycles>
    <meta:generator>LibreOffice/4.3.6.2$Windows_x86 LibreOffice_project/d50a87b2e514536ed401c18000dad4660b6a169e</meta:generator>
    <meta:document-statistic meta:object-count="32"/>
  </office:meta>
</office:document-meta>
</file>